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sks list </text:p>
      <text:p text:style-name="Standard"/>
      <text:p text:style-name="Standard">Game controller </text:p>
      <text:p text:style-name="Standard"><text:tab/>Background display ~</text:p>
      <text:p text:style-name="Standard"><text:tab/><text:tab/>Convert random point display to game overlay coordinates</text:p>
      <text:p text:style-name="Standard"><text:tab/>Weather fetch and display ~</text:p>
      <text:p text:style-name="Standard"><text:tab/><text:tab/>Clouds, Thunder, Drizzle, Rain, Snow, Clear</text:p>
      <text:p text:style-name="Standard"><text:tab/>Pickup/dropoff locations</text:p>
      <text:p text:style-name="Standard"><text:tab/>Sprite Animations</text:p>
      <text:p text:style-name="Standard"><text:tab/>Character spawn location</text:p>
      <text:p text:style-name="Standard">Character controller</text:p>
      <text:p text:style-name="Standard"><text:tab/>move in any given direction *</text:p>
      <text:p text:style-name="Standard"><text:tab/>Pick up/drop off interaction</text:p>
      <text:p text:style-name="Standard"><text:tab/>Hit interactions ~</text:p>
      <text:p text:style-name="Standard"><text:tab/>Health</text:p>
      <text:p text:style-name="Standard"><text:tab/>Environmental interactions</text:p>
      <text:p text:style-name="Standard">Art assets</text:p>
      <text:p text:style-name="Standard"><text:tab/>Planes</text:p>
      <text:p text:style-name="Standard"><text:tab/>Birds</text:p>
      <text:p text:style-name="Standard"><text:tab/>Drone</text:p>
      <text:p text:style-name="Standard"><text:tab/>Sun</text:p>
      <text:p text:style-name="Standard"><text:tab/>Clouds *</text:p>
      <text:p text:style-name="Standard"><text:tab/>Rain</text:p>
      <text:p text:style-name="Standard"><text:tab/>Package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4T12:29:18.75</meta:creation-date>
    <dc:date>2020-11-04T12:47:54.37</dc:date>
    <meta:editing-duration>PT18M34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24" meta:word-count="61" meta:character-count="435"/>
  </office:meta>
</office:document-meta>
</file>